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line-height="100%"/>
      <style:text-properties fo:font-size="8pt" style:font-size-asian="8pt" style:font-size-complex="8pt"/>
    </style:style>
    <style:style style:name="P3" style:family="paragraph" style:parent-style-name="Text_20_body">
      <style:paragraph-properties fo:line-height="100%"/>
    </style:style>
    <style:style style:name="P4" style:family="paragraph" style:parent-style-name="Text_20_body">
      <style:text-properties style:font-size-complex="10pt"/>
    </style:style>
    <style:style style:name="P5" style:family="paragraph" style:parent-style-name="Text_20_body">
      <style:text-properties style:font-size-complex="9pt"/>
    </style:style>
    <style:style style:name="P6" style:family="paragraph" style:parent-style-name="Text_20_body">
      <style:text-properties fo:font-size="14pt" fo:font-weight="bold" style:font-name-asian="Source Han Sans CN Regular" style:font-size-asian="14pt" style:font-weight-asian="bold" style:font-name-complex="Lohit Devanagari" style:font-size-complex="14pt" style:font-weight-complex="bold"/>
    </style:style>
    <style:style style:name="P7"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8" style:family="paragraph" style:parent-style-name="Table_20_Contents">
      <style:text-properties fo:font-size="9pt" style:font-size-asian="9pt" style:font-size-complex="9pt"/>
    </style:style>
    <style:style style:name="P9" style:family="paragraph" style:parent-style-name="Table_20_Contents">
      <style:text-properties fo:color="#000000" fo:font-size="9pt" style:font-size-asian="9pt" style:font-size-complex="9pt"/>
    </style:style>
    <style:style style:name="P10" style:family="paragraph" style:parent-style-name="Table_20_Contents">
      <style:text-properties fo:color="#000000" style:font-name="Courier New" fo:font-size="8pt" style:font-name-asian="Liberation Mono" style:font-size-asian="8pt" style:font-name-complex="Courier New" style:font-size-complex="8pt"/>
    </style:style>
    <style:style style:name="P11" style:family="paragraph" style:parent-style-name="Preformatted_20_Text">
      <style:paragraph-properties fo:margin-left="1.251cm" fo:margin-right="0cm" fo:text-indent="0cm" style:auto-text-indent="false">
        <style:tab-stops/>
      </style:paragraph-properties>
    </style:style>
    <style:style style:name="P12"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13" style:family="paragraph" style:parent-style-name="Standard">
      <style:text-properties style:font-name="Courier New" style:font-name-complex="Courier New"/>
    </style:style>
    <style:style style:name="P14" style:family="paragraph" style:parent-style-name="Preformatted_20_Text">
      <style:text-properties fo:color="#000000" style:font-name="Arial" style:font-name-asian="Arial" style:font-name-complex="Arial" style:font-size-complex="8pt"/>
    </style:style>
    <style:style style:name="P15"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16" style:family="paragraph" style:parent-style-name="Heading_20_9">
      <style:text-properties officeooo:paragraph-rsid="000b037b"/>
    </style:style>
    <style:style style:name="P17" style:family="paragraph" style:parent-style-name="Heading_20_9">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style:style>
    <style:style style:name="P18" style:family="paragraph" style:parent-style-name="Heading_20_9">
      <style:paragraph-properties fo:break-before="page"/>
    </style:style>
    <style:style style:name="P19"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b037b" style:font-size-asian="8pt" style:font-name-complex="Courier New" style:font-size-complex="8pt"/>
    </style:style>
    <style:style style:name="P20" style:family="paragraph" style:parent-style-name="Preformatted_20_Text">
      <style:paragraph-properties fo:margin-left="1.251cm" fo:margin-right="0cm" fo:text-indent="0cm" style:auto-text-indent="false">
        <style:tab-stops/>
      </style:paragraph-properties>
      <style:text-properties officeooo:paragraph-rsid="000b037b"/>
    </style:style>
    <style:style style:name="P21"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b037b" style:font-size-asian="8pt" style:font-name-complex="Courier New" style:font-size-complex="8pt"/>
    </style:style>
    <style:style style:name="P22" style:family="paragraph" style:parent-style-name="Table_20_Contents">
      <style:text-properties fo:font-size="9pt" officeooo:paragraph-rsid="000b037b" style:font-size-asian="9pt" style:font-size-complex="9pt"/>
    </style:style>
    <style:style style:name="P23" style:family="paragraph" style:parent-style-name="Table_20_Contents">
      <style:text-properties fo:color="#000000" fo:font-size="9pt" officeooo:paragraph-rsid="000b037b" style:font-size-asian="9pt" style:font-size-complex="9pt"/>
    </style:style>
    <style:style style:name="P24" style:family="paragraph" style:parent-style-name="Table_20_Contents">
      <style:text-properties officeooo:paragraph-rsid="000b037b"/>
    </style:style>
    <style:style style:name="P25" style:family="paragraph" style:parent-style-name="Table_20_Contents">
      <style:text-properties officeooo:rsid="000b037b" officeooo:paragraph-rsid="000b037b"/>
    </style:style>
    <style:style style:name="P26" style:family="paragraph" style:parent-style-name="Table_20_Contents">
      <style:text-properties style:font-name="Arial" fo:font-size="9pt" officeooo:rsid="000b037b" officeooo:paragraph-rsid="000b037b" style:font-name-asian="Arial" style:font-size-asian="9pt" style:font-name-complex="Arial" style:font-size-complex="9pt"/>
    </style:style>
    <style:style style:name="P27" style:family="paragraph" style:parent-style-name="Text_20_body" style:master-page-name="MP0">
      <style:paragraph-properties style:page-number="auto" fo:break-before="page"/>
    </style:style>
    <style:style style:name="P28" style:family="paragraph" style:parent-style-name="Text_20_body">
      <style:text-properties officeooo:paragraph-rsid="000b037b"/>
    </style:style>
    <style:style style:name="P29"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fo:font-size="9pt" style:font-size-asian="9pt" style:font-size-complex="9pt"/>
    </style:style>
    <style:style style:name="T6" style:family="text">
      <style:text-properties fo:font-size="9pt" officeooo:rsid="000b037b" style:font-size-asian="9pt" style:font-size-complex="9pt"/>
    </style:style>
    <style:style style:name="T7" style:family="text">
      <style:text-properties fo:color="#000000" style:font-name="Courier New" fo:font-size="8pt" style:font-size-asian="8pt" style:font-name-complex="Courier New" style:font-size-complex="8pt"/>
    </style:style>
    <style:style style:name="T8" style:family="text">
      <style:text-properties fo:color="#000000" style:font-name="Courier New" fo:font-size="8pt" style:font-name-asian="Liberation Mono" style:font-size-asian="8pt" style:font-name-complex="Courier New" style:font-size-complex="8pt"/>
    </style:style>
    <style:style style:name="T9" style:family="text">
      <style:text-properties fo:color="#000000" fo:font-size="9pt" style:font-size-asian="9pt" style:font-size-complex="9pt"/>
    </style:style>
    <style:style style:name="T10" style:family="text">
      <style:text-properties fo:color="#000000" fo:font-size="8pt" style:font-size-asian="8pt" style:font-size-complex="8pt"/>
    </style:style>
    <style:style style:name="T11" style:family="text">
      <style:text-properties style:font-size-complex="9pt"/>
    </style:style>
    <style:style style:name="T12" style:family="text">
      <style:text-properties fo:color="#c9211e" fo:font-size="9pt" fo:font-weight="bold" style:font-size-asian="9pt" style:font-weight-asian="bold" style:font-size-complex="9pt" style:font-weight-complex="bold"/>
    </style:style>
    <style:style style:name="T13" style:family="text">
      <style:text-properties style:text-position="super 67%" fo:font-size="9pt" style:font-size-asian="9pt" style:font-size-complex="9pt"/>
    </style:style>
    <style:style style:name="T14" style:family="text">
      <style:text-properties fo:color="#a9a9a9" fo:font-size="18pt" fo:language="de" fo:country="DE" style:font-size-asian="18pt" style:font-size-complex="16pt"/>
    </style:style>
    <style:style style:name="T15" style:family="text">
      <style:text-properties fo:color="#a9a9a9" fo:font-size="11pt" fo:language="de" fo:country="DE" style:font-size-asian="11pt" style:font-size-complex="12pt"/>
    </style:style>
    <style:style style:name="T16" style:family="text">
      <style:text-properties style:font-name="Arial" fo:font-size="10pt" officeooo:rsid="00097ca0" style:font-name-asian="Arial" style:font-size-asian="10pt" style:font-name-complex="Arial"/>
    </style:style>
    <style:style style:name="T17" style:family="text">
      <style:text-properties style:font-name="Arial" fo:font-size="9pt" officeooo:rsid="000b037b" style:font-name-asian="Arial" style:font-size-asian="9pt" style:font-name-complex="Arial" style:font-size-complex="9pt"/>
    </style:style>
    <style:style style:name="T18" style:family="text">
      <style:text-properties officeooo:rsid="000b037b"/>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14">Xoptfoil-JX <text:s/></text:span></text:span><text:span text:style-name="Absatz-Standardschriftart"><text:span text:style-name="T15">v1.50.2</text:span></text:span><text:span text:style-name="Absatz-Standardschriftart"><text:span text:style-name="T14"> </text:span></text:span></text:h>
      <text:h text:style-name="Heading_20_2" text:outline-level="2"><text:span text:style-name="Absatz-Standardschriftart"><text:span text:style-name="T3">Reference</text:span></text:span></text:h>
      <text:p text:style-name="P2"><text:line-break/>Jochen Guenzel 2020</text:p>
      <text:p text:style-name="P3"/>
      <text:p text:style-name="P3">This brief <text:span text:style-name="T16">reference</text:span> describes only the enhancements and changes made to the original Xoptfoil.</text:p>
      <text:p text:style-name="P3">Information about the capabilities and options of Xoptfoil can be found in the ‘Xoptfoil User Guide’ by Dan Prosser.</text:p>
      <text:p text:style-name="P4"/>
      <text:h text:style-name="Heading_20_9" text:outline-level="9">Aerodynamic target values for operating points</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7">&amp;operating_conditions</text:p>
          </table:table-cell>
          <table:table-cell table:style-name="Tabelle1.A1" office:value-type="string">
            <text:p text:style-name="P8">common parameters for all operating points</text:p>
          </table:table-cell>
        </table:table-row>
        <table:table-row>
          <table:table-cell table:style-name="Tabelle1.A1" office:value-type="string">
            <text:p text:style-name="P11"><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5">= </text:span></text:span><text:span text:style-name="Absatz-Standardschriftart"><text:span text:style-name="T7">'target-drag' <text:s/><text:line-break/></text:span></text:span><text:span text:style-name="Absatz-Standardschriftart"><text:span text:style-name="T9">Tries to achieve the target_value for the drag (cd) in this operating point</text:span></text:span></text:p>
            <text:p text:style-name="P9"/>
            <text:p text:style-name="Standard"><text:span text:style-name="Absatz-Standardschriftart"><text:span text:style-name="T5">= </text:span></text:span><text:span text:style-name="Absatz-Standardschriftart"><text:span text:style-name="T7">'target-moment' <text:s/><text:line-break/></text:span></text:span><text:span text:style-name="Absatz-Standardschriftart"><text:span text:style-name="T9">Tries to achieve the target_value for the moment (cm) in this operating point<text:line-break/><text:line-break/>= </text:span></text:span><text:span text:style-name="Absatz-Standardschriftart"><text:span text:style-name="T7">'target-lift' <text:s/><text:line-break/></text:span></text:span><text:span text:style-name="Absatz-Standardschriftart"><text:span text:style-name="T9">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11"><text:span text:style-name="Absatz-Standardschriftart"><text:span text:style-name="T4">target_value(n)</text:span></text:span></text:p>
          </table:table-cell>
          <table:table-cell table:style-name="Tabelle1.A1" office:value-type="string">
            <text:p text:style-name="P8">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11"><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p text:style-name="P11"><text:span text:style-name="Absatz-Standardschriftart"><text:span text:style-name="T4">op_mode(4) = 'spec-al'<text:line-break/>op_point(4) = 6.0<text:line-break/>optimization_type(4) = 'target-lift'<text:line-break/>target_value(4) = -1.0<text:line-break/>reynolds(4) = 400E+03<text:line-break/></text:span></text:span></text:p>
      <text:p text:style-name="P1"/>
      <text:h text:style-name="Heading_20_9" text:outline-level="9">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7">&amp;operating_conditions</text:p>
          </table:table-cell>
          <table:table-cell table:style-name="Tabelle2.A1" office:value-type="string">
            <text:p text:style-name="P8">common parameters for all operating points</text:p>
          </table:table-cell>
        </table:table-row>
        <table:table-row table:style-name="Tabelle2.2">
          <table:table-cell table:style-name="Tabelle2.A1" office:value-type="string">
            <text:p text:style-name="P12">re_default</text:p>
          </table:table-cell>
          <table:table-cell table:style-name="Tabelle2.A1" office:value-type="string">
            <text:p text:style-name="Table_20_Contents"><text:span text:style-name="Absatz-Standardschriftart"><text:span text:style-name="T5">= </text:span></text:span><text:span text:style-name="Absatz-Standardschriftart"><text:span text:style-name="T7">xxxxxxx </text:span></text:span><text:span text:style-name="Absatz-Standardschriftart"><text:span text:style-name="T5">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12">re_default_as_resqrtcl</text:p>
          </table:table-cell>
          <table:table-cell table:style-name="Tabelle2.A1" office:value-type="string">
            <text:p text:style-name="Table_20_Contents"><text:span text:style-name="Absatz-Standardschriftart"><text:span text:style-name="T5">= .true. <text:s text:c="6"/>take </text:span></text:span><text:span text:style-name="Absatz-Standardschriftart"><text:span text:style-name="T7">re_default </text:span></text:span><text:span text:style-name="Absatz-Standardschriftart"><text:span text:style-name="T9">as the value of re*sqrt(cl) which equals to the<text:line-break/> <text:s text:c="17"/>Type 2 polar. This is convenient if you have Type 2 based <text:line-break/> <text:s text:c="17"/></text:span></text:span><text:span text:style-name="Absatz-Standardschriftart"><text:span text:style-name="T5">operating points</text:span></text:span></text:p>
            <text:p text:style-name="Table_20_Contents"><text:span text:style-name="Absatz-Standardschriftart"><text:span text:style-name="T9">= .false <text:s text:c="6"/></text:span></text:span><text:span text:style-name="Absatz-Standardschriftart"><text:span text:style-name="T7">re_default </text:span></text:span><text:span text:style-name="Absatz-Standardschriftart"><text:span text:style-name="T10">i</text:span></text:span><text:span text:style-name="Absatz-Standardschriftart"><text:span text:style-name="T9">s taken as it is (default)</text:span></text:span></text:p>
          </table:table-cell>
        </table:table-row>
        <table:table-row table:style-name="Tabelle2.4">
          <table:table-cell table:style-name="Tabelle2.A1" office:value-type="string">
            <text:p text:style-name="P12">optimization_type() <text:s/></text:p>
          </table:table-cell>
          <table:table-cell table:style-name="Tabelle2.A1" office:value-type="string">
            <text:p text:style-name="Table_20_Contents"><text:span text:style-name="Absatz-Standardschriftart"><text:span text:style-name="T5">= </text:span></text:span><text:span text:style-name="Absatz-Standardschriftart"><text:span text:style-name="T7">'min-lift-slope' <text:s/><text:line-break/></text:span></text:span></text:p>
            <text:p text:style-name="Table_20_Contents"><text:span text:style-name="Absatz-Standardschriftart"><text:span text:style-name="T9">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7">'min-glide-slope' <text:s/><text:line-break/></text:span></text:span></text:p>
            <text:p text:style-name="Table_20_Contents"><text:span text:style-name="Absatz-Standardschriftart"><text:span text:style-name="T9">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13"/>
      <text:p text:style-name="P13"/>
      <text:h text:style-name="Heading_20_9" text:outline-level="9"/>
      <text:p text:style-name="P1"/>
      <text:h text:style-name="Heading_20_9" text:outline-level="9">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7">&amp;geometric_targets</text:p>
          </table:table-cell>
          <table:table-cell table:style-name="Tabelle3.A1" office:value-type="string">
            <text:p text:style-name="P8">New namelist</text:p>
          </table:table-cell>
        </table:table-row>
        <table:table-row table:style-name="Tabelle3.1">
          <table:table-cell table:style-name="Tabelle3.A1" office:value-type="string">
            <text:p text:style-name="P12">ngeotargets</text:p>
          </table:table-cell>
          <table:table-cell table:style-name="Tabelle3.A1" office:value-type="string">
            <text:p text:style-name="P8">Number of geometric targets that shall be applied</text:p>
          </table:table-cell>
        </table:table-row>
        <table:table-row table:style-name="Tabelle3.1">
          <table:table-cell table:style-name="Tabelle3.A1" office:value-type="string">
            <text:p text:style-name="P11"><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5">Type of geometric target – either <text:line-break/></text:span></text:span><text:span text:style-name="Absatz-Standardschriftart"><text:span text:style-name="T9">'zBot' <text:s text:c="12"/>z-value at the bottom side<text:line-break/>‘zTop’ <text:s text:c="11"/>z-value on the top side</text:span></text:span></text:p>
            <text:p text:style-name="P9">‘Thickness’ <text:s text:c="3"/>final thickness of the airfoil<text:line-break/>‘Camber’ <text:s text:c="6"/>final camber of the airfoil</text:p>
          </table:table-cell>
        </table:table-row>
        <table:table-row table:style-name="Tabelle3.1">
          <table:table-cell table:style-name="Tabelle3.A1" office:value-type="string">
            <text:p text:style-name="P12">target_geo(n)</text:p>
          </table:table-cell>
          <table:table-cell table:style-name="Tabelle3.A1" office:value-type="string">
            <text:p text:style-name="P8">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12">x_Pos(n)</text:p>
          </table:table-cell>
          <table:table-cell table:style-name="Tabelle3.A1" office:value-type="string">
            <text:p text:style-name="P8">X-Position along the chord for this geometric target. Only needed for ‘zBot’ and ‘zTop’ (nor for ‘Thickness’ and ‘Camber’)</text:p>
          </table:table-cell>
        </table:table-row>
        <table:table-row table:style-name="Tabelle3.1">
          <table:table-cell table:style-name="Tabelle3.A1" office:value-type="string">
            <text:p text:style-name="P12">weighting_geo(n)</text:p>
          </table:table-cell>
          <table:table-cell table:style-name="Tabelle3.A1" office:value-type="string">
            <text:p text:style-name="P8">Weighing of this target within the objective function. Same meaning as ‘weighting(N)’ for an operating point</text:p>
          </table:table-cell>
        </table:table-row>
      </table:table>
      <text:p text:style-name="P12"/>
      <text:p text:style-name="P14"/>
      <text:p text:style-name="P14">Example</text:p>
      <text:p text:style-name="P12"/>
      <text:p text:style-name="P15">&amp;geometric_targets</text:p>
      <text:p text:style-name="P12"><text:s text:c="2"/>ngeotargets = 1</text:p>
      <text:p text:style-name="P12"><text:s text:c="2"/>x_Pos(1) = 0.7</text:p>
      <text:p text:style-name="P12"><text:s text:c="2"/>target_type(1) = 'zBot'</text:p>
      <text:p text:style-name="P12"><text:s text:c="2"/>target_geo(1) = 0.012</text:p>
      <text:p text:style-name="P12"><text:s text:c="2"/>weighting_geo(1) = 0.5</text:p>
      <text:p text:style-name="P12"/>
      <text:p text:style-name="P12"><text:s/></text:p>
      <text:h text:style-name="P16" text:outline-level="9"/>
      <text:h text:style-name="P17" text:outline-level="9">Additional constraints</text:h>
      <text:p text:style-name="P28"/>
      <table:table table:name="Tabelle9" table:style-name="Tabelle9">
        <table:table-column table:style-name="Tabelle9.A"/>
        <table:table-column table:style-name="Tabelle9.B"/>
        <table:table-row table:style-name="Tabelle9.1">
          <table:table-cell table:style-name="Tabelle9.A1" office:value-type="string">
            <text:p text:style-name="P21">&amp;<text:span text:style-name="T18">constraints</text:span></text:p>
          </table:table-cell>
          <table:table-cell table:style-name="Tabelle9.A1" office:value-type="string">
            <text:p text:style-name="P22"><text:span text:style-name="T18">N</text:span>amelist <text:span text:style-name="T18">for geometric constraints</text:span></text:p>
          </table:table-cell>
        </table:table-row>
        <table:table-row table:style-name="Tabelle9.1">
          <table:table-cell table:style-name="Tabelle9.A1" office:value-type="string">
            <text:p text:style-name="P19">max_te_curvature</text:p>
          </table:table-cell>
          <table:table-cell table:style-name="Tabelle9.A1" office:value-type="string">
            <text:p text:style-name="P25"><text:span text:style-name="T5">Maximum value of curvature at trailing edge</text:span></text:p>
            <text:p text:style-name="P25"><text:span text:style-name="T5"/></text:p>
            <text:p text:style-name="P24"><text:span text:style-name="T5">In the current Hicks Henne shape functions implementation, the last panel is forced to become </text:span><text:span text:style-name="T17">the original trailing edge value </text:span><text:span text:style-name="T5"><text:s/>which </text:span><text:span text:style-name="T17">may</text:span><text:span text:style-name="T5"> lead to a thick </text:span><text:span text:style-name="T17">trailing edge</text:span><text:span text:style-name="T5"> area with steep last panel(s).</text:span></text:p>
            <text:p text:style-name="P24"><text:span text:style-name="T5"/></text:p>
            <text:p text:style-name="P26">Have a look at the curvature plot in the visualizer to assess the situation. A value of 0.5 – 1.0 leads to well formed trailing edges.</text:p>
          </table:table-cell>
        </table:table-row>
      </table:table>
      <text:p text:style-name="P19"/>
      <text:p text:style-name="P1"/>
      <text:h text:style-name="Heading_20_9" text:outline-level="9">New shape_functions ‘camb-thick’</text:h>
      <text:p text:style-name="Text_20_body"/>
      <text:p text:style-name="Text_20_body"><text:span text:style-name="Absatz-Standardschriftart"><text:span text:style-name="T11">Beside the shape_functions type 'naca' and 'hicks-henne' there is a new type implemented called 'camb-thick'. In this case the seed airfoil will be modified during optimization by the 6 airfoil parameters</text:span></text:span></text:p>
      <text:list xml:id="list2789209809" text:style-name="L1">
        <text:list-item>
          <text:p text:style-name="P29">thickness</text:p>
        </text:list-item>
        <text:list-item>
          <text:p text:style-name="P29">x-location of max. thickness</text:p>
        </text:list-item>
        <text:list-item>
          <text:p text:style-name="P29">camber</text:p>
        </text:list-item>
        <text:list-item>
          <text:p text:style-name="P29">x-location of max. camber</text:p>
        </text:list-item>
        <text:list-item>
          <text:p text:style-name="P29">leading edge radius</text:p>
        </text:list-item>
        <text:list-item>
          <text:p text:style-name="P29">leading edge radius mixing distance</text:p>
        </text:list-item>
      </text:list>
      <text:p text:style-name="P5"/>
      <text:p text:style-name="P5">This shape_functions type is quite convenient if only minor changes should be made to an existing airfoil for example to adopt the airfoil to different Re number situations. It avoids possible geometric problems like bumps. </text:p>
      <text:p text:style-name="P5">For the modification of the airfoil the two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7">&amp;optimization options</text:p>
          </table:table-cell>
          <table:table-cell table:style-name="Tabelle4.A1" office:value-type="string">
            <text:p text:style-name="P8"><text:s/>high-level optimization and parameterization parameters are</text:p>
          </table:table-cell>
        </table:table-row>
        <table:table-row table:style-name="Tabelle4.1">
          <table:table-cell table:style-name="Tabelle4.A1" office:value-type="string">
            <text:p text:style-name="P12">shape_functions</text:p>
          </table:table-cell>
          <table:table-cell table:style-name="Tabelle4.A1" office:value-type="string">
            <text:p text:style-name="P10">= ‘naca'</text:p>
            <text:p text:style-name="P10">= ‘hicks-henne'</text:p>
            <text:p text:style-name="Table_20_Contents"><text:span text:style-name="Absatz-Standardschriftart"><text:span text:style-name="T8">= ‘camb-thick'</text:span></text:span><text:span text:style-name="Absatz-Standardschriftart"><text:span text:style-name="T5"> <text:s/></text:span></text:span><text:span text:style-name="Absatz-Standardschriftart"><text:span text:style-name="T12">new</text:span></text:span></text:p>
          </table:table-cell>
        </table:table-row>
      </table:table>
      <text:p text:style-name="P13"/>
      <text:p text:style-name="P13"/>
      <text:p text:style-name="P13"/>
      <text:h text:style-name="Heading_20_9" text:outline-level="9">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7">-r xxxxxxx</text:p>
          </table:table-cell>
          <table:table-cell table:style-name="Tabelle5.A1" office:value-type="string">
            <text:p text:style-name="Table_20_Contents"><text:span text:style-name="Absatz-Standardschriftart"><text:span text:style-name="T5">Allows the definition of a default reynolds number </text:span></text:span><text:span text:style-name="Absatz-Standardschriftart"><text:span text:style-name="T7">xxxxxxx </text:span></text:span><text:span text:style-name="Absatz-Standardschriftart"><text:span text:style-name="T5">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7">-a airfoil_file</text:p>
          </table:table-cell>
          <table:table-cell table:style-name="Tabelle5.A1" office:value-type="string">
            <text:p text:style-name="P8">Define the filename of the seed airfoil. A ‘airfoil_file’ within inputs.txt will be overwritten.</text:p>
          </table:table-cell>
        </table:table-row>
      </table:table>
      <text:p text:style-name="P13"/>
      <text:h text:style-name="Heading_20_9" text:outline-level="9"/>
      <text:p text:style-name="Text_20_body"/>
      <text:h text:style-name="Heading_20_9" text:outline-level="9">Additional optimization options</text:h>
      <text:p text:style-name="Text_20_body"/>
      <table:table table:name="Tabelle6" table:style-name="Tabelle6">
        <table:table-column table:style-name="Tabelle6.A"/>
        <table:table-column table:style-name="Tabelle6.B"/>
        <table:table-row table:style-name="Tabelle6.1">
          <table:table-cell table:style-name="Tabelle6.A1" office:value-type="string">
            <text:p text:style-name="P7">&amp;optimization options</text:p>
          </table:table-cell>
          <table:table-cell table:style-name="Tabelle6.A1" office:value-type="string">
            <text:p text:style-name="P8"><text:s/>high-level optimization parameters <text:s/></text:p>
          </table:table-cell>
        </table:table-row>
        <table:table-row table:style-name="Tabelle6.1">
          <table:table-cell table:style-name="Tabelle6.A1" office:value-type="string">
            <text:p text:style-name="P12">show_details</text:p>
          </table:table-cell>
          <table:table-cell table:style-name="Tabelle6.A1" office:value-type="string">
            <text:p text:style-name="P8">= .true. <text:s text:c="6"/>show more detailed information during optimization (default)</text:p>
            <text:p text:style-name="P8">= .false <text:s text:c="6"/>do not show</text:p>
            <text:p text:style-name="P8"/>
            <text:p text:style-name="P8">This option allows to get more detailed information about the contribution of each operating point to the overall objective function. It’s very helpful when tweaking the operating points and their weighting within the objective function</text:p>
          </table:table-cell>
        </table:table-row>
        <table:table-row table:style-name="Tabelle6.1">
          <table:table-cell table:style-name="Tabelle6.A1" office:value-type="string">
            <text:p text:style-name="P12">echo_input_parms</text:p>
          </table:table-cell>
          <table:table-cell table:style-name="Tabelle6.A1" office:value-type="string">
            <text:p text:style-name="P8">= .true. <text:s text:c="6"/>echo all input parameter (default)</text:p>
            <text:p text:style-name="P8">= .false <text:s text:c="6"/>suppress echoing</text:p>
          </table:table-cell>
        </table:table-row>
        <table:table-row table:style-name="Tabelle6.1">
          <table:table-cell table:style-name="Tabelle6.A1" office:value-type="string">
            <text:p text:style-name="P12">restart_write_freq</text:p>
          </table:table-cell>
          <table:table-cell table:style-name="Tabelle6.A1" office:value-type="string">
            <text:p text:style-name="P8">= 0 <text:s text:c="13"/>if set to ‘0’ no restart files are written at all<text:line-break/>&gt; 0 <text:s text:c="13"/>standard bevaiour</text:p>
          </table:table-cell>
        </table:table-row>
      </table:table>
      <text:p text:style-name="P13"/>
      <text:h text:style-name="Heading_20_9" text:outline-level="9"/>
      <text:h text:style-name="P18" text:outline-level="9">Generation of polars of the final, optimized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7">&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7">&amp;polar_generation</text:p>
          </table:table-cell>
          <table:table-cell table:style-name="Tabelle7.A1" office:value-type="string">
            <text:p text:style-name="P8">Namelist to define the polar set <text:s/></text:p>
          </table:table-cell>
        </table:table-row>
        <table:table-row table:style-name="Tabelle7.1">
          <table:table-cell table:style-name="Tabelle7.A1" office:value-type="string">
            <text:p text:style-name="P12">generate_polars</text:p>
          </table:table-cell>
          <table:table-cell table:style-name="Tabelle7.A1" office:value-type="string">
            <text:p text:style-name="Table_20_Contents"><text:span text:style-name="Absatz-Standardschriftart"><text:span text:style-name="T7">= .true. <text:s/></text:span></text:span><text:span text:style-name="Absatz-Standardschriftart"><text:span text:style-name="T5">Polars as defined in this namelist will be generated at the end of <text:line-break/> <text:s text:c="18"/>the optimization</text:span></text:span></text:p>
            <text:p text:style-name="Table_20_Contents"><text:span text:style-name="Absatz-Standardschriftart"><text:span text:style-name="T7">= .false <text:s/></text:span></text:span><text:span text:style-name="Absatz-Standardschriftart"><text:span text:style-name="T9">(default) No polars will be generated</text:span></text:span></text:p>
          </table:table-cell>
        </table:table-row>
        <table:table-row table:style-name="Tabelle7.1">
          <table:table-cell table:style-name="Tabelle7.A1" office:value-type="string">
            <text:p text:style-name="P12">type_of_polar</text:p>
          </table:table-cell>
          <table:table-cell table:style-name="Tabelle7.A1" office:value-type="string">
            <text:p text:style-name="Table_20_Contents"><text:span text:style-name="Absatz-Standardschriftart"><text:span text:style-name="T7">= 1 <text:s text:c="6"/></text:span></text:span><text:span text:style-name="Absatz-Standardschriftart"><text:span text:style-name="T9">Type 1 polars (fixed speed) will be generated</text:span></text:span></text:p>
            <text:p text:style-name="Table_20_Contents"><text:span text:style-name="Absatz-Standardschriftart"><text:span text:style-name="T7">= 2 <text:s text:c="6"/></text:span></text:span><text:span text:style-name="Absatz-Standardschriftart"><text:span text:style-name="T9">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12">polar_reynolds</text:p>
          </table:table-cell>
          <table:table-cell table:style-name="Tabelle7.A1" office:value-type="string">
            <text:p text:style-name="Table_20_Contents"><text:span text:style-name="Absatz-Standardschriftart"><text:span text:style-name="T7">= xxxxx, yyyyy, zzzzzz, …</text:span></text:span><text:span text:style-name="Absatz-Standardschriftart"><text:span text:style-name="T9"><text:line-break/> <text:s text:c="19"/>List of reynolds numbers for the polars to be generated</text:span></text:span></text:p>
          </table:table-cell>
        </table:table-row>
        <table:table-row table:style-name="Tabelle7.1">
          <table:table-cell table:style-name="Tabelle7.A1" office:value-type="string">
            <text:p text:style-name="P12">op_mode <text:s/></text:p>
          </table:table-cell>
          <table:table-cell table:style-name="Tabelle7.A1" office:value-type="string">
            <text:p text:style-name="Table_20_Contents"><text:span text:style-name="Absatz-Standardschriftart"><text:span text:style-name="T7">= 'spec-al' <text:line-break/></text:span></text:span><text:span text:style-name="Absatz-Standardschriftart"><text:span text:style-name="T9">The operating points of the polars specified with </text:span></text:span><text:span text:style-name="Absatz-Standardschriftart"><text:span text:style-name="T7">op_point_range </text:span></text:span><text:span text:style-name="Absatz-Standardschriftart"><text:span text:style-name="T9">are based on alpha (aoa)<text:line-break/></text:span></text:span></text:p>
            <text:p text:style-name="Table_20_Contents"><text:span text:style-name="Absatz-Standardschriftart"><text:span text:style-name="T7">= 'spec-cl' <text:s/><text:line-break/></text:span></text:span><text:span text:style-name="Absatz-Standardschriftart"><text:span text:style-name="T9">The operating points of the polars specified with </text:span></text:span><text:span text:style-name="Absatz-Standardschriftart"><text:span text:style-name="T7">op_point_range are</text:span></text:span><text:span text:style-name="Absatz-Standardschriftart"><text:span text:style-name="T9"> based on cl</text:span></text:span></text:p>
          </table:table-cell>
        </table:table-row>
        <table:table-row table:style-name="Tabelle7.1">
          <table:table-cell table:style-name="Tabelle7.A1" office:value-type="string">
            <text:p text:style-name="P12">op_point_range</text:p>
          </table:table-cell>
          <table:table-cell table:style-name="Tabelle7.A1" office:value-type="string">
            <text:p text:style-name="Table_20_Contents"><text:span text:style-name="Absatz-Standardschriftart"><text:span text:style-name="T5"><text:s/>= &lt;start&gt;, &lt;end&gt;, &lt;increment&gt;<text:line-break/>Defines the series of operarting points of a polar. <text:line-break/>For <text:s/></text:span></text:span><text:span text:style-name="Absatz-Standardschriftart"><text:span text:style-name="T7">op_mode = ‘spec-al’</text:span></text:span><text:span text:style-name="Absatz-Standardschriftart"><text:span text:style-name="T5"> this could be for example: </text:span></text:span><text:span text:style-name="Absatz-Standardschriftart"><text:span text:style-name="T7">-3.0, 10.0, 0.5</text:span></text:span></text:p>
          </table:table-cell>
        </table:table-row>
      </table:table>
      <text:p text:style-name="P13"/>
      <text:p text:style-name="P13"/>
      <text:h text:style-name="Heading_20_9" text:outline-level="9"/>
      <text:h text:style-name="P18" text:outline-level="9">Airfoils surface quality and smoothing</text:h>
      <text:p text:style-name="Text_20_body"/>
      <text:p text:style-name="Text_20_body">Activate a simple smoothing algorithm to get rid off micro waves (spikes) in the surface of the (seed) airfoil.</text:p>
      <text:p text:style-name="Text_20_body"/>
      <table:table table:name="Tabelle8" table:style-name="Tabelle8">
        <table:table-column table:style-name="Tabelle8.A"/>
        <table:table-column table:style-name="Tabelle8.B"/>
        <table:table-row table:style-name="Tabelle8.1">
          <table:table-cell table:style-name="Tabelle8.A1" office:value-type="string">
            <text:p text:style-name="P7">&amp;smoothing_options</text:p>
          </table:table-cell>
          <table:table-cell table:style-name="Tabelle8.A1" office:value-type="string">
            <text:p text:style-name="P8">New namelist</text:p>
          </table:table-cell>
        </table:table-row>
        <table:table-row table:style-name="Tabelle8.1">
          <table:table-cell table:style-name="Tabelle8.A1" office:value-type="string">
            <text:p text:style-name="P11"><text:span text:style-name="Absatz-Standardschriftart"><text:span text:style-name="T4">do_smoothing</text:span></text:span></text:p>
          </table:table-cell>
          <table:table-cell table:style-name="Tabelle8.A1" office:value-type="string">
            <text:p text:style-name="P8">= .true. <text:s/>- activate smoothing of the surface</text:p>
          </table:table-cell>
        </table:table-row>
        <table:table-row table:style-name="Tabelle8.1">
          <table:table-cell table:style-name="Tabelle8.A1" office:value-type="string">
            <text:p text:style-name="P11"><text:span text:style-name="Absatz-Standardschriftart"><text:span text:style-name="T4">show_smoothing</text:span></text:span></text:p>
          </table:table-cell>
          <table:table-cell table:style-name="Tabelle8.A1" office:value-type="string">
            <text:p text:style-name="P9">= .true. <text:s/>- show additional informations during the optimization process</text:p>
          </table:table-cell>
        </table:table-row>
        <table:table-row table:style-name="Tabelle8.1">
          <table:table-cell table:style-name="Tabelle8.A1" office:value-type="string">
            <text:p text:style-name="P12">highlow_treshold</text:p>
          </table:table-cell>
          <table:table-cell table:style-name="Tabelle8.A1" office:value-type="string">
            <text:p text:style-name="Table_20_Contents"><text:span text:style-name="Absatz-Standardschriftart"><text:span text:style-name="T5">Numerical value to detect highs and lows of the 2</text:span></text:span><text:span text:style-name="Absatz-Standardschriftart"><text:span text:style-name="T13">nd</text:span></text:span><text:span text:style-name="Absatz-Standardschriftart"><text:span text:style-name="T5"> derivative of the surface curve. The number of high and lows is taken into account to assess the quality of the surface. <text:s/></text:span></text:span></text:p>
            <text:p text:style-name="P8">A good value to start is 0.05</text:p>
          </table:table-cell>
        </table:table-row>
        <table:table-row table:style-name="Tabelle8.1">
          <table:table-cell table:style-name="Tabelle8.A1" office:value-type="string">
            <text:p text:style-name="P12">spike_threshold</text:p>
          </table:table-cell>
          <table:table-cell table:style-name="Tabelle8.A1" office:value-type="string">
            <text:p text:style-name="Table_20_Contents"><text:span text:style-name="Absatz-Standardschriftart"><text:span text:style-name="T5">Numerical value to detect highs and lows of the 3</text:span></text:span><text:span text:style-name="Absatz-Standardschriftart"><text:span text:style-name="T13">nd</text:span></text:span><text:span text:style-name="Absatz-Standardschriftart"><text:span text:style-name="T5"> derivative called spikes. The number of spikes is taken into account to assess the quality of the surface.</text:span></text:span></text:p>
            <text:p text:style-name="P8">A good value to start is 2</text:p>
          </table:table-cell>
        </table:table-row>
        <table:table-row table:style-name="Tabelle8.1">
          <table:table-cell table:style-name="Tabelle8.A1" office:value-type="string">
            <text:p text:style-name="P12">weighting_smoothing</text:p>
          </table:table-cell>
          <table:table-cell table:style-name="Tabelle8.A1" office:value-type="string">
            <text:p text:style-name="P8">Out of the number of highs, lows and spikes a “perturbation value” is calculated which can be an indication for the surface quality: ‘0’ is excellent, a value greater ‘1’ <text:s/>indicate some problems…</text:p>
            <text:p text:style-name="P8">If this value should be part of the objective function ‘weighting_smoothing’ should have a value &gt; 0.0.</text:p>
          </table:table-cell>
        </table:table-row>
      </table:table>
      <text:p text:style-name="Standard"/>
      <text:p text:style-name="Text_20_body"/>
      <text:p text:style-name="P14">Example</text:p>
      <text:p text:style-name="P12"/>
      <text:p text:style-name="P15">&amp;smoothing_options</text:p>
      <text:p text:style-name="P15"><text:line-break/> <text:s/>do_smoothing <text:s text:c="4"/>= .true.<text:line-break/> <text:s/>show_smoothing <text:s text:c="2"/>= .true.<text:line-break/> <text:s/>highlow_treshold = 0.04<text:line-break/> <text:s/>spike_threshold <text:s/>= 1.5<text:line-break/> <text:s/>weighting_smoothing = 0.1</text:p>
      <text:p text:style-name="Text_20_body"/>
      <text:p text:style-name="Text_20_body"/>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5-17T07:27:11.774000000</dc:date>
    <meta:editing-cycles>6</meta:editing-cycles>
    <meta:editing-duration>PT27M55S</meta:editing-duration>
    <meta:document-statistic meta:table-count="9" meta:image-count="0" meta:object-count="0" meta:page-count="6" meta:paragraph-count="132" meta:word-count="1444" meta:character-count="9462" meta:non-whitespace-character-count="7809"/>
    <meta:template xlink:type="simple" xlink:actuate="onRequest" xlink:title="" xlink:href="Standard.ott"/>
  </office:meta>
</office:document-meta>
</file>